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247fe5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3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7T11:25:38.470204100</dc:date>
    <meta:print-date>2025-08-24T18:46:35.475681400</meta:print-date>
    <meta:editing-cycles>412</meta:editing-cycles>
    <meta:editing-duration>PT18H4M30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